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41cm"/>
        </style:tab-stops>
      </style:paragraph-properties>
      <style:text-properties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0.741cm"/>
        </style:tab-stops>
      </style:paragraph-properties>
      <style:text-properties style:use-window-font-color="true" style:font-name="Times New Roman" fo:font-size="13pt" fo:language="fr" fo:country="FR" fo:font-style="normal" style:text-underline-style="none" fo:font-weight="normal" fo:background-color="transparent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0.741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T1" style:family="text">
      <style:text-properties style:use-window-font-color="true" style:font-name="Times New Roman" fo:language="fr" fo:country="FR" fo:font-style="normal" style:text-underline-style="none" fo:font-weight="normal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" style:family="text">
      <style:text-properties fo:color="#000000" style:text-line-through-style="none" style:font-name="Times New Roman" fo:language="fr" fo:country="FR" fo:font-style="normal" style:text-underline-style="none" fo:font-weight="normal" fo:background-color="transparent" style:font-name-asian="Times New Roman1" style:language-asian="zxx" style:country-asian="none" style:font-style-asian="normal" style:font-weight-asian="normal" style:font-name-complex="Times New Roman1" style:language-complex="zxx" style:country-complex="none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Dans le cas d'une installation BGT ou EET, il y a un moyen caché d'avoir accés au <text:tab/>magasin dans BG1.</text:p>
      <text:p text:style-name="P1"/>
      <text:p text:style-name="P2">- Il existe une formule secrète pour le chaudron utilisant une potion de BG1.</text:p>
      <text:p text:style-name="P1"/>
      <text:p text:style-name="P1">- Le marteau "Johrünbrumd" une fois fabriqué<text:span text:style-name="T1"> peut être amélioré par l'ajout d'un <text:tab/>autre objet <text:tab/>générant de l’électricité. Et il peut l'être encore plus si cet autre objet et déjà lui même <text:tab/>amélioré (par un autre mod connu).</text:span></text:p>
      <text:p text:style-name="P2"/>
      <text:p text:style-name="P1"><text:span text:style-name="T1">- Dans le Coffre Chercheur, </text:span><text:span text:style-name="T2">un des objets les moins intéressant peut devenir le must-have absolu quelque part dans TOB.</text:span></text:p>
      <text:p text:style-name="P3"/>
      <text:p text:style-name="P3">- Plusieurs objets du magasin peuvent être upgradés quelque part dans SOA. Mais par Crom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4H28M24S</meta:editing-duration>
    <meta:editing-cycles>18</meta:editing-cycles>
    <meta:generator>OpenOffice/4.1.14$Win32 OpenOffice.org_project/4114m1$Build-9811</meta:generator>
    <dc:date>2023-09-13T11:46:10.06</dc:date>
    <meta:document-statistic meta:table-count="0" meta:image-count="0" meta:object-count="0" meta:page-count="1" meta:paragraph-count="5" meta:word-count="108" meta:character-count="614"/>
    <meta:user-defined meta:name="Info 1"/>
    <meta:user-defined meta:name="Info 2"/>
    <meta:user-defined meta:name="Info 3"/>
    <meta:user-defined meta:name="Info 4"/>
  </office:meta>
</office:document-meta>
</file>